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none" officeooo:rsid="001a405f" officeooo:paragraph-rsid="001a405f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a405f" officeooo:paragraph-rsid="001a405f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a767f" officeooo:paragraph-rsid="001a767f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bb6ae" officeooo:paragraph-rsid="001bb6ae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e7e33" officeooo:paragraph-rsid="001e7e33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e878d" officeooo:paragraph-rsid="001e878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033d2" officeooo:paragraph-rsid="002033d2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212a7c" officeooo:paragraph-rsid="00212a7c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a405f" officeooo:paragraph-rsid="001a405f"/>
    </style:style>
    <style:style style:name="T1" style:family="text">
      <style:text-properties officeooo:rsid="001ac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D4</text:p>
      <text:p text:style-name="P1"/>
      <text:p text:style-name="P2">Ex1</text:p>
      <text:p text:style-name="P2"/>
      <text:p text:style-name="P2">Arguments de M.Louis</text:p>
      <text:p text:style-name="P2"><text:tab/>⇒ L’employeur ne peut pas faire de modification du contrat sans l’accord du salarié</text:p>
      <text:p text:style-name="P3"><text:tab/>⇒ L’employeur ne peut pas le considérer comme démissionnaire</text:p>
      <text:p text:style-name="P3">⇒ L’employeur <text:span text:style-name="T1">peu</text:span> le licencié pour motif économique</text:p>
      <text:p text:style-name="P3"/>
      <text:p text:style-name="P3"/>
      <text:p text:style-name="P4">Ex2</text:p>
      <text:p text:style-name="P4"/>
      <text:p text:style-name="P4">La prime était-elle contractuelle ?</text:p>
      <text:p text:style-name="P4"><text:tab/>⇒ Si oui, il ne peut rien faire</text:p>
      <text:p text:style-name="P4"><text:tab/>⇒ Sinon l’employeur peut ne pas verser la prime, mais il doit en informer les <text:tab/><text:tab/><text:tab/>salariés</text:p>
      <text:p text:style-name="P4"/>
      <text:p text:style-name="P5">Ex3</text:p>
      <text:p text:style-name="P5">L’acompte : versement anticipé d’une partie de la rémunération mensuelle</text:p>
      <text:p text:style-name="P5">Avance : Rémunération sur un travail non effectué</text:p>
      <text:p text:style-name="P5"/>
      <text:p text:style-name="P5"/>
      <text:p text:style-name="P6">Ex4</text:p>
      <text:p text:style-name="P6"/>
      <text:p text:style-name="P6">C’est une crise d’acte de la rupture</text:p>
      <text:p text:style-name="P6"/>
      <text:p text:style-name="P6"/>
      <text:p text:style-name="P6">Ex5</text:p>
      <text:p text:style-name="P6"/>
      <text:p text:style-name="P7">1) On ne peut pas retenir le diplôme comme seul critère de spécificité</text:p>
      <text:p text:style-name="P7"/>
      <text:p text:style-name="P8">2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10-13T13:30:56.259760550</meta:creation-date>
    <dc:date>2023-10-13T14:09:32.190718393</dc:date>
    <dc:creator>Lucas Da SIlveira</dc:creator>
    <meta:editing-duration>PT38M32S</meta:editing-duration>
    <meta:editing-cycles>10</meta:editing-cycles>
    <meta:generator>LibreOffice/7.5.6.2$Linux_X86_64 LibreOffice_project/50$Build-2</meta:generator>
    <meta:document-statistic meta:table-count="0" meta:image-count="0" meta:object-count="0" meta:page-count="1" meta:paragraph-count="18" meta:word-count="108" meta:character-count="621" meta:non-whitespace-character-count="523"/>
  </office:meta>
</office:document-meta>
</file>